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12cm" fo:min-width="7.247cm"/>
    </style:style>
    <style:style style:name="gr2" style:family="graphic" style:parent-style-name="standard">
      <style:graphic-properties draw:textarea-horizontal-align="justify" draw:textarea-vertical-align="middle" draw:auto-grow-height="false" fo:min-height="2.036cm" fo:min-width="5.596cm"/>
    </style:style>
    <style:style style:name="gr3" style:family="graphic" style:parent-style-name="standard">
      <style:graphic-properties draw:textarea-horizontal-align="justify" draw:textarea-vertical-align="middle" draw:auto-grow-height="false" fo:min-height="3.687cm" fo:min-width="2.675cm"/>
    </style:style>
    <style:style style:name="gr4" style:family="graphic" style:parent-style-name="standard">
      <style:graphic-properties draw:textarea-horizontal-align="justify" draw:textarea-vertical-align="middle" draw:auto-grow-height="false" fo:min-height="0.29cm" fo:min-width="3.452cm"/>
    </style:style>
    <style:style style:name="gr5" style:family="graphic" style:parent-style-name="standard">
      <style:graphic-properties draw:textarea-horizontal-align="justify" draw:textarea-vertical-align="middle" draw:auto-grow-height="false" fo:min-height="0.512cm" fo:min-width="11.819cm"/>
    </style:style>
    <style:style style:name="gr6" style:family="graphic" style:parent-style-name="standard">
      <style:graphic-properties draw:textarea-horizontal-align="justify" draw:textarea-vertical-align="middle" draw:auto-grow-height="false" fo:min-height="0.474cm" fo:min-width="6.358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575cm" fo:min-width="5.96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7.747cm" svg:height="0.762cm" svg:x="5.318cm" svg:y="2.016cm">
          <text:p text:style-name="P1">Images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6.096cm" svg:height="2.286cm" svg:x="6.143cm" svg:y="4.048cm">
          <text:p text:style-name="P1">ConvNet 1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3.175cm" svg:height="3.937cm" svg:x="7.604cm" svg:y="8.62cm">
          <text:p text:style-name="P1">ConvNet 2</text:p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5.588cm" svg:height="0.762cm" svg:x="6.397cm" svg:y="6.969cm">
          <text:p text:style-name="P1">ReL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5" draw:id="id5" draw:layer="layout" svg:width="5.588cm" svg:height="0.762cm" svg:x="6.397cm" svg:y="13.446cm">
          <text:p text:style-name="P1">Rel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6" draw:id="id6" draw:layer="layout" svg:width="5.588cm" svg:height="0.762cm" svg:x="6.397cm" svg:y="14.843cm">
          <text:p text:style-name="P1">Max_Poo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7" draw:id="id7" draw:layer="layout" svg:width="12.319cm" svg:height="0.762cm" svg:x="3.032cm" svg:y="17.002cm">
          <text:p text:style-name="P1">Fully Connected Layer 1</text:p>
          <draw:enhanced-geometry svg:viewBox="0 0 21600 21600" draw:type="rectangle" draw:enhanced-path="M 0 0 L 21600 0 21600 21600 0 21600 0 0 Z N"/>
        </draw:custom-shape>
        <draw:custom-shape draw:style-name="gr6" draw:text-style-name="P1" xml:id="id9" draw:id="id9" draw:layer="layout" svg:width="6.858cm" svg:height="0.724cm" svg:x="5.762cm" svg:y="20.215cm">
          <text:p text:style-name="P1">Fully Connected Layer 2</text:p>
          <draw:enhanced-geometry svg:viewBox="0 0 21600 21600" draw:type="rectangle" draw:enhanced-path="M 0 0 L 21600 0 21600 21600 0 21600 0 0 Z N"/>
        </draw:custom-shape>
        <draw:custom-shape draw:style-name="gr4" draw:text-style-name="P1" xml:id="id8" draw:id="id8" draw:layer="layout" svg:width="5.588cm" svg:height="0.762cm" svg:x="6.397cm" svg:y="18.445cm">
          <text:p text:style-name="P1">Dropo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9.191cm" svg:y1="2.778cm" svg:x2="9.191cm" svg:y2="4.048cm" draw:start-shape="id1" draw:start-glue-point="2" draw:end-shape="id2" draw:end-glue-point="0" svg:d="M9191 2778v1270" svg:viewBox="0 0 1 1271">
          <text:p/>
        </draw:connector>
        <draw:connector draw:style-name="gr7" draw:text-style-name="P1" draw:layer="layout" svg:x1="9.191cm" svg:y1="6.334cm" svg:x2="9.191cm" svg:y2="6.969cm" draw:start-shape="id2" draw:start-glue-point="2" draw:end-shape="id3" draw:end-glue-point="4" svg:d="M9191 6334v635" svg:viewBox="0 0 1 636">
          <text:p/>
        </draw:connector>
        <draw:connector draw:style-name="gr7" draw:text-style-name="P1" draw:layer="layout" svg:x1="9.191cm" svg:y1="7.731cm" svg:x2="9.191cm" svg:y2="8.62cm" draw:start-shape="id3" draw:start-glue-point="8" draw:end-shape="id4" draw:end-glue-point="0" svg:d="M9191 7731v889" svg:viewBox="0 0 1 890">
          <text:p/>
        </draw:connector>
        <draw:connector draw:style-name="gr7" draw:text-style-name="P1" draw:layer="layout" svg:x1="9.191cm" svg:y1="12.557cm" svg:x2="9.191cm" svg:y2="13.446cm" draw:start-shape="id4" draw:start-glue-point="2" draw:end-shape="id5" draw:end-glue-point="4" svg:d="M9191 12557v889" svg:viewBox="0 0 1 890">
          <text:p/>
        </draw:connector>
        <draw:connector draw:style-name="gr7" draw:text-style-name="P1" draw:layer="layout" svg:x1="9.191cm" svg:y1="14.208cm" svg:x2="9.191cm" svg:y2="14.843cm" draw:start-shape="id5" draw:start-glue-point="8" draw:end-shape="id6" draw:end-glue-point="4" svg:d="M9191 14208v635" svg:viewBox="0 0 1 636">
          <text:p/>
        </draw:connector>
        <draw:connector draw:style-name="gr7" draw:text-style-name="P1" draw:layer="layout" svg:x1="9.191cm" svg:y1="15.605cm" svg:x2="9.191cm" svg:y2="17.002cm" draw:start-shape="id6" draw:start-glue-point="8" draw:end-shape="id7" svg:d="M9191 15605v1397" svg:viewBox="0 0 1 1398">
          <text:p/>
        </draw:connector>
        <draw:connector draw:style-name="gr7" draw:text-style-name="P1" draw:layer="layout" svg:x1="9.191cm" svg:y1="17.764cm" svg:x2="9.191cm" svg:y2="18.445cm" draw:start-shape="id7" draw:start-glue-point="2" draw:end-shape="id8" draw:end-glue-point="4" svg:d="M9191 17764v681" svg:viewBox="0 0 1 682">
          <text:p/>
        </draw:connector>
        <draw:connector draw:style-name="gr7" draw:text-style-name="P1" draw:layer="layout" svg:x1="9.191cm" svg:y1="19.207cm" svg:x2="9.191cm" svg:y2="20.215cm" draw:start-shape="id8" draw:start-glue-point="8" draw:end-shape="id9" draw:end-glue-point="0" svg:d="M9191 19207v1008" svg:viewBox="0 0 1 1009">
          <text:p/>
        </draw:connector>
        <draw:custom-shape draw:style-name="gr8" draw:text-style-name="P1" xml:id="id10" draw:id="id10" draw:layer="layout" svg:width="6.985cm" svg:height="0.889cm" svg:x="5.699cm" svg:y="22.463cm">
          <text:p text:style-name="P1">softmax 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7" draw:text-style-name="P1" draw:layer="layout" svg:x1="9.191cm" svg:y1="20.939cm" svg:x2="9.192cm" svg:y2="22.463cm" draw:start-shape="id9" draw:start-glue-point="2" draw:end-shape="id10" draw:end-glue-point="4" svg:d="M9191 20939v762h1v762" svg:viewBox="0 0 2 152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9T22:43:28.605660559</meta:creation-date>
    <dc:date>2016-11-30T00:04:00.761171111</dc:date>
    <meta:editing-duration>PT1H20M32S</meta:editing-duration>
    <meta:editing-cycles>3</meta:editing-cycles>
    <meta:generator>LibreOffice/5.2.2.2$Linux_X86_64 LibreOffice_project/20m0$Build-2</meta:generator>
    <meta:document-statistic meta:object-count="19"/>
  </office:meta>
</office:document-meta>
</file>